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yal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redeyede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tmctmc</text:p>
          </table:table-cell>
          <table:table-cell office:value-type="string">
            <text:p>tmct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frankl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DRubi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el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ard Hatcher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J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ke7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Sf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Pantera</text:p>
          </table:table-cell>
          <table:table-cell office:value-type="string">
            <text:p>Rene Den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ionHear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4551v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lut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apta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dw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 Tuz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table:formula="of:=[.A111]" office:value-type="string" office:string-value="WadeForMe">
            <text:p>WadeForM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12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C</text:p>
          </table:table-cell>
          <table:table-cell table:formula="of:=[.A113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sterBlaster</text:p>
          </table:table-cell>
          <table:table-cell table:formula="of:=[.A114]" office:value-type="string" office:string-value="MasterBlaster">
            <text:p>MasterBlas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dog77</text:p>
          </table:table-cell>
          <table:table-cell table:formula="of:=[.A115]" office:value-type="string" office:string-value="kdog77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dog77</text:p>
          </table:table-cell>
          <table:table-cell table:formula="of:=[.A116]" office:value-type="string" office:string-value="Kdog77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r Blue</text:p>
          </table:table-cell>
          <table:table-cell table:formula="of:=[.A117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table:formula="of:=[.A118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TT</text:p>
          </table:table-cell>
          <table:table-cell table:formula="of:=[.A119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nky Ele</text:p>
          </table:table-cell>
          <table:table-cell table:formula="of:=[.A120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121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122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7/15/2019</text:date>, <text:time>23:5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7-15T23:59:50</dc:date>
    <dc:creator>Skip Perry</dc:creator>
    <meta:editing-duration>PT50M45S</meta:editing-duration>
    <meta:editing-cycles>57</meta:editing-cycles>
    <meta:document-statistic meta:table-count="1" meta:cell-count="316" meta:object-count="0"/>
  </office:meta>
</office:document-meta>
</file>